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paragraph-rsid="000ec2ee" style:font-size-asian="14pt" style:font-size-complex="14pt"/>
    </style:style>
    <style:style style:name="P2" style:family="paragraph" style:parent-style-name="Standard">
      <style:text-properties fo:font-size="14pt" fo:language="fr" fo:country="FR" fo:font-style="italic" fo:font-weight="bold" officeooo:paragraph-rsid="000ec2ee" style:font-size-asian="14pt" style:font-style-asian="italic" style:font-weight-asian="bold" style:font-size-complex="14pt" style:font-style-complex="italic" style:font-weight-complex="bold"/>
    </style:style>
    <style:style style:name="P3" style:family="paragraph" style:parent-style-name="Standard">
      <style:text-properties fo:font-size="14pt" fo:language="fr" fo:country="FR" officeooo:paragraph-rsid="000ec2ee" style:font-size-asian="14pt" style:font-size-complex="14pt"/>
    </style:style>
    <style:style style:name="P4" style:family="paragraph" style:parent-style-name="Standard">
      <style:text-properties fo:font-size="14pt" fo:language="fr" fo:country="FR" fo:font-weight="bold" officeooo:paragraph-rsid="000ec2ee" style:font-size-asian="14pt" style:font-weight-asian="bold" style:font-size-complex="14pt" style:font-weight-complex="bold"/>
    </style:style>
    <style:style style:name="P5" style:family="paragraph" style:parent-style-name="Standard">
      <style:text-properties fo:font-size="14pt" fo:language="fr" fo:country="FR" fo:font-weight="bold" officeooo:rsid="000f0b92" officeooo:paragraph-rsid="000f0b92" style:font-size-asian="14pt" style:font-weight-asian="bold" style:font-size-complex="14pt" style:font-weight-complex="bold"/>
    </style:style>
    <style:style style:name="P6" style:family="paragraph" style:parent-style-name="Standard">
      <style:text-properties fo:font-size="14pt" fo:language="fr" fo:country="FR" fo:font-weight="bold" officeooo:rsid="000f0b92" officeooo:paragraph-rsid="0010308c" style:font-size-asian="14pt" style:font-weight-asian="bold" style:font-size-complex="14pt" style:font-weight-complex="bold"/>
    </style:style>
    <style:style style:name="P7" style:family="paragraph" style:parent-style-name="Standard">
      <style:text-properties fo:font-size="14pt" fo:language="fr" fo:country="FR" fo:font-weight="bold" officeooo:rsid="000f0b92" officeooo:paragraph-rsid="001103db" style:font-size-asian="14pt" style:font-weight-asian="bold" style:font-size-complex="14pt" style:font-weight-complex="bold"/>
    </style:style>
    <style:style style:name="P8" style:family="paragraph" style:parent-style-name="Standard">
      <style:text-properties fo:font-size="14pt" fo:language="fr" fo:country="FR" fo:font-weight="bold" officeooo:rsid="000f0b92" officeooo:paragraph-rsid="0011e0aa" style:font-size-asian="14pt" style:font-weight-asian="bold" style:font-size-complex="14pt" style:font-weight-complex="bold"/>
    </style:style>
    <style:style style:name="P9" style:family="paragraph" style:parent-style-name="Standard">
      <style:text-properties fo:font-size="14pt" fo:language="fr" fo:country="FR" fo:font-weight="bold" officeooo:rsid="000f0b92" officeooo:paragraph-rsid="0011f293" style:font-size-asian="14pt" style:font-weight-asian="bold" style:font-size-complex="14pt" style:font-weight-complex="bold"/>
    </style:style>
    <style:style style:name="P10" style:family="paragraph" style:parent-style-name="Standard">
      <style:text-properties fo:font-size="14pt" fo:language="fr" fo:country="FR" fo:font-weight="bold" officeooo:rsid="000f0b92" officeooo:paragraph-rsid="001264f3" style:font-size-asian="14pt" style:font-weight-asian="bold" style:font-size-complex="14pt" style:font-weight-complex="bold"/>
    </style:style>
    <style:style style:name="P11" style:family="paragraph" style:parent-style-name="Standard">
      <style:text-properties fo:font-size="14pt" fo:language="fr" fo:country="FR" fo:font-weight="bold" officeooo:rsid="000f0b92" officeooo:paragraph-rsid="00138afe" style:font-size-asian="14pt" style:font-weight-asian="bold" style:font-size-complex="14pt" style:font-weight-complex="bold"/>
    </style:style>
    <style:style style:name="P12" style:family="paragraph" style:parent-style-name="Standard">
      <style:text-properties fo:font-size="14pt" fo:language="fr" fo:country="FR" fo:font-weight="bold" officeooo:rsid="000f0b92" officeooo:paragraph-rsid="0014f7cf" style:font-size-asian="14pt" style:font-weight-asian="bold" style:font-size-complex="14pt" style:font-weight-complex="bold"/>
    </style:style>
    <style:style style:name="P13" style:family="paragraph" style:parent-style-name="Standard">
      <style:text-properties fo:font-size="14pt" fo:font-weight="bold" officeooo:paragraph-rsid="000ec2ee"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language="fr" fo:country="FR" fo:font-weight="bold" officeooo:paragraph-rsid="000ec2ee" style:font-size-asian="18pt" style:font-weight-asian="bold" style:font-size-complex="18pt" style:font-weight-complex="bold"/>
    </style:style>
    <style:style style:name="P15" style:family="paragraph" style:parent-style-name="Standard">
      <style:text-properties officeooo:paragraph-rsid="000ec2ee"/>
    </style:style>
    <style:style style:name="P16" style:family="paragraph" style:parent-style-name="Standard" style:master-page-name="MP0">
      <style:paragraph-properties fo:text-align="center" style:justify-single-word="false" style:page-number="auto" fo:break-before="page"/>
      <style:text-properties fo:font-size="18pt" fo:language="fr" fo:country="FR" fo:font-weight="bold" officeooo:paragraph-rsid="000ec2ee" style:font-size-asian="18pt" style:font-weight-asian="bold" style:font-size-complex="18pt" style:font-weight-complex="bold"/>
    </style:style>
    <style:style style:name="T1" style:family="text">
      <style:text-properties fo:font-size="14pt" fo:language="fr" fo:country="FR" fo:font-weight="bold" style:font-size-asian="14pt" style:font-weight-asian="bold" style:font-size-complex="14pt" style:font-weight-complex="bold"/>
    </style:style>
    <style:style style:name="T2" style:family="text">
      <style:text-properties fo:font-size="14pt" fo:language="fr" fo:country="FR" fo:font-weight="bold" officeooo:rsid="000f0b92" style:font-size-asian="14pt" style:font-weight-asian="bold" style:font-size-complex="14pt" style:font-weight-complex="bold"/>
    </style:style>
    <style:style style:name="T3" style:family="text">
      <style:text-properties fo:font-size="14pt" fo:language="fr" fo:country="FR" style:font-size-asian="14pt"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officeooo:rsid="0010308c"/>
    </style:style>
    <style:style style:name="T6" style:family="text">
      <style:text-properties officeooo:rsid="001103db"/>
    </style:style>
    <style:style style:name="T7" style:family="text">
      <style:text-properties officeooo:rsid="0011e0aa"/>
    </style:style>
    <style:style style:name="T8" style:family="text">
      <style:text-properties officeooo:rsid="0011f293"/>
    </style:style>
    <style:style style:name="T9" style:family="text">
      <style:text-properties officeooo:rsid="001264f3"/>
    </style:style>
    <style:style style:name="T10" style:family="text">
      <style:text-properties officeooo:rsid="00138afe"/>
    </style:style>
    <style:style style:name="T11" style:family="text">
      <style:text-properties officeooo:rsid="0014f7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Questions Focus Group (t=1semaine)</text:p>
      <text:p text:style-name="P14"/>
      <text:p text:style-name="P2">1) Quel texte vous a le plus marqué ?</text:p>
      <text:p text:style-name="P2"/>
      <text:p text:style-name="P3">- Celui où Harry découvre le balai </text:p>
      <text:p text:style-name="P2"/>
      <text:p text:style-name="P2">2) Vous voyez-vous lire avec ce dispositif ?</text:p>
      <text:p text:style-name="P2"/>
      <text:p text:style-name="P3">- Oui, j’ai trouvé le son Christmas très agréable</text:p>
      <text:p text:style-name="P3"/>
      <text:p text:style-name="P2">3) Comment pouvez-vous décrire l’expérience que vous avez vécu ?</text:p>
      <text:p text:style-name="P2"/>
      <text:p text:style-name="P3">- C’était extrêmement agréable, le son Christmas est très bon, tout juste ce qu’il faut pour ne pas distraire le lecteur mais tout en l’accompagnant dans la lecture</text:p>
      <text:p text:style-name="P3"/>
      <text:p text:style-name="P4">4) Qu’est ce que Harry Potter a reçu pour noël et par qui ? (texte 1)</text:p>
      <text:p text:style-name="P4"/>
      <text:p text:style-name="P15"><text:span text:style-name="Police_20_par_20_défaut"><text:span text:style-name="T1">- </text:span></text:span><text:span text:style-name="Police_20_par_20_défaut"><text:span text:style-name="T3">il reçoit un pull de la part de la mère de Ron et un balai très cher (je me rappelle plus du nom) sans étiquette (on ne sait pas de qui il provient)</text:span></text:span></text:p>
      <text:p text:style-name="P3"/>
      <text:p text:style-name="P5">TOTAL : 4 POINTS</text:p>
      <text:p text:style-name="P3"/>
      <text:p text:style-name="P4">5) Avec qui est Harry Potter ? (texte 1)</text:p>
      <text:p text:style-name="P3"/>
      <text:p text:style-name="P3">- Il est avec Ron au banquet avec Dumbledore et tous les autres élèves</text:p>
      <text:p text:style-name="P3"/>
      <text:p text:style-name="P6">TOTAL : <text:span text:style-name="T5">1 </text:span>POINT</text:p>
      <text:p text:style-name="P3"/>
      <text:p text:style-name="P4">6) Qu’est ce que Harry Potter a reçu pour noël et par qui ? (texte 2)</text:p>
      <text:p text:style-name="P4"/>
      <text:p text:style-name="P3">- <text:s/>Il reçoit une cape d’invisibilité avec un mot qui dit qu’elle appartenait à son père mais on ne sait pas qui a écrit ce mot</text:p>
      <text:p text:style-name="P3"/>
      <text:p text:style-name="P7">TOTAL : <text:span text:style-name="T6">0 </text:span>POINT</text:p>
      <text:p text:style-name="P3"/>
      <text:p text:style-name="P4">7) Avec qui est Harry lors de l’ouverture des cadeaux ? (texte 2)</text:p>
      <text:p text:style-name="P4"/>
      <text:p text:style-name="P3">- Il est avec Ron dans le dortoir je pense</text:p>
      <text:p text:style-name="P3"/>
      <text:p text:style-name="P8">TOTAL : <text:span text:style-name="T7">0.5 </text:span>POINT</text:p>
      <text:p text:style-name="P3"/>
      <text:p text:style-name="P4">8) Que prévoient de faire Harry, Ron et Hermione? (texte 2)</text:p>
      <text:p text:style-name="P4"/>
      <text:p text:style-name="P3">- Je ne me rappelle plus…</text:p>
      <text:p text:style-name="P9"><text:soft-page-break/>TOTAL : <text:span text:style-name="T8">0 </text:span>POINT</text:p>
      <text:p text:style-name="P3"/>
      <text:p text:style-name="P4">9) Comment se fait réveiller Harry et par qui ? (texte 3)</text:p>
      <text:p text:style-name="P4"/>
      <text:p text:style-name="P3">- Il se fait réveiller par Hermione, qui n’a pas le droit normalement d’être dans le dortoir des garçons</text:p>
      <text:p text:style-name="P3"/>
      <text:p text:style-name="P10">TOTAL : <text:span text:style-name="T9">0 </text:span>POINT</text:p>
      <text:p text:style-name="P3"/>
      <text:p text:style-name="P4">10) <text:s/>Qu’est ce que Harry Potter a reçu pour noël et de qui ? (texte 3)</text:p>
      <text:p text:style-name="P15"><text:span text:style-name="Police_20_par_20_défaut"><text:span text:style-name="T1">-</text:span></text:span><text:span text:style-name="Police_20_par_20_défaut"><text:span text:style-name="T3"> <text:s/>Je ne me rappelle plus</text:span></text:span></text:p>
      <text:p text:style-name="P15"><text:span text:style-name="Police_20_par_20_défaut"><text:span text:style-name="T3"/></text:span></text:p>
      <text:p text:style-name="P11"><text:span text:style-name="Police_20_par_20_défaut"><text:span text:style-name="T2">TOTAL : </text:span></text:span><text:span text:style-name="Police_20_par_20_défaut"><text:span text:style-name="T10">0 </text:span></text:span><text:span text:style-name="Police_20_par_20_défaut"><text:span text:style-name="T2">POINT</text:span></text:span></text:p>
      <text:p text:style-name="P3"/>
      <text:p text:style-name="P3"/>
      <text:p text:style-name="P15"><text:span text:style-name="Police_20_par_20_défaut"><text:span text:style-name="T1">11) Avec qui est Harry ? Comment ont réagi ces personnes s’il y en a ? </text:span></text:span><text:span text:style-name="Police_20_par_20_défaut"><text:span text:style-name="T4">(texte 3)</text:span></text:span></text:p>
      <text:p text:style-name="P13"/>
      <text:p text:style-name="P1">- Idem</text:p>
      <text:p text:style-name="P1"/>
      <text:p text:style-name="P12">TOTAL : <text:span text:style-name="T11">0 </text:span>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6:09:14.461533604</meta:creation-date>
    <dc:date>2019-04-24T16:14:29.096803611</dc:date>
    <meta:editing-duration>PT5M11S</meta:editing-duration>
    <meta:editing-cycles>9</meta:editing-cycles>
    <meta:generator>LibreOffice/5.1.6.2$Linux_X86_64 LibreOffice_project/10m0$Build-2</meta:generator>
    <meta:document-statistic meta:table-count="0" meta:image-count="0" meta:object-count="0" meta:page-count="2" meta:paragraph-count="31" meta:word-count="335" meta:character-count="1607" meta:non-whitespace-character-count="1299"/>
  </office:meta>
</office:document-meta>
</file>